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25.565cm" fo:min-width="21.124cm"/>
    </style:style>
    <style:style style:name="gr2" style:family="graphic" style:parent-style-name="standard">
      <style:graphic-properties draw:textarea-horizontal-align="justify" draw:textarea-vertical-align="middle" draw:auto-grow-height="false" fo:min-height="6.971cm" fo:min-width="20.0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86cm" svg:height="27.051cm" svg:x="-0.397cm" svg:y="0.619cm">
          <text:p/>
          <draw:enhanced-geometry svg:viewBox="0 0 21600 21600" draw:path-stretchpoint-x="10800" draw:path-stretchpoint-y="10800" draw:text-areas="?f3 ?f4 ?f5 ?f6" draw:type="round-rectangle" draw:modifiers="1994.558418266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1.336cm" svg:height="8.001cm" svg:x="0.365cm" svg:y="18.78cm">
          <text:p text:style-name="P1"><text:span text:style-name="T1">TANGO REST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1.336cm" svg:height="8.001cm" svg:x="0.238cm" svg:y="10.017cm">
          <text:p text:style-name="P1"><text:span text:style-name="T1">MOD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1.336cm" svg:height="8.001cm" svg:x="0.238cm" svg:y="1.381cm">
          <text:p text:style-name="P1"><text:span text:style-name="T1">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4:40:00.598324345</meta:creation-date>
    <dc:date>2017-03-20T15:32:52.725353673</dc:date>
    <meta:editing-duration>PT37M41S</meta:editing-duration>
    <meta:editing-cycles>3</meta:editing-cycles>
    <meta:generator>LibreOffice/4.3.3.2$Linux_X86_64 LibreOffice_project/430m0$Build-2</meta:generator>
    <meta:document-statistic meta:object-count="4"/>
  </office:meta>
</office:document-meta>
</file>